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1d41a" draw:textarea-horizontal-align="justify" draw:textarea-vertical-align="middle" draw:auto-grow-height="false" fo:min-height="2.036cm" fo:min-width="1.78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6.1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8.771cm"/>
      <style:paragraph-properties style:writing-mode="lr-tb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3.556cm" fo:min-width="0cm"/>
      <style:paragraph-properties style:writing-mode="lr-tb"/>
    </style:style>
    <style:style style:name="gr6" style:family="graphic" style:parent-style-name="standard">
      <style:graphic-properties draw:stroke="dash" draw:stroke-dash="Long_20_Dot" svg:stroke-width="0.053cm" svg:stroke-color="#00a933" draw:marker-start-width="0.279cm" draw:marker-end="Arrow" draw:marker-end-width="0.279cm" draw:fill-color="#81d41a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ot" svg:stroke-width="0.053cm" svg:stroke-color="#81d41a" draw:marker-start-width="0.279cm" draw:marker-end="Arrow" draw:marker-end-width="0.279cm" draw:fill-color="#81d41a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1.277cm" fo:min-width="5.428cm"/>
      <style:paragraph-properties style:writing-mode="lr-tb"/>
    </style:style>
    <style:style style:name="gr10" style:family="graphic" style:parent-style-name="standard">
      <style:graphic-properties svg:stroke-color="#ff0000" draw:marker-end="Arrow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style:paragraph-properties fo:margin-top="0.102cm" fo:margin-bottom="0cm"/>
      <style:text-properties fo:font-size="24pt" fo:text-shadow="1pt 1pt" fo:font-weight="bold"/>
    </style:style>
    <style:style style:name="P8" style:family="paragraph">
      <style:paragraph-properties fo:margin-top="0.102cm" fo:margin-bottom="0cm" fo:text-align="center"/>
      <style:text-properties fo:font-size="24pt" fo:text-shadow="1pt 1pt" fo:font-weight="bold"/>
    </style:style>
    <style:style style:name="P9" style:family="paragraph">
      <loext:graphic-properties draw:fill="none" draw:fill-color="#ffffff"/>
      <style:paragraph-properties fo:margin-top="0.102cm" fo:margin-bottom="0cm"/>
      <style:text-properties fo:font-size="24pt" fo:text-shadow="1pt 1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286cm" svg:height="2.286cm" svg:x="6.27cm" svg:y="10.668cm">
          <text:p text:style-name="P1">Fi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604cm" svg:height="1.651cm" svg:x="4.191cm" svg:y="4.318cm">
          <text:p text:style-name="P1">SCDCalibratePanels2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9.271cm" svg:height="1.778cm" svg:x="2.778cm" svg:y="16.51cm">
          <text:p text:style-name="P1">SCDCalibratePanels2ObjFunc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191cm" svg:y1="5.143cm" svg:x2="6.27cm" svg:y2="11.811cm" draw:start-shape="id1" draw:start-glue-point="3" draw:end-shape="id2" draw:end-glue-point="3" svg:d="M4191 5143h-501v6668h2580" svg:viewBox="0 0 2581 6669">
          <text:p/>
        </draw:connector>
        <draw:frame draw:style-name="gr5" draw:text-style-name="P3" draw:layer="layout" svg:width="7.874cm" svg:height="3.806cm" svg:x="1.508cm" svg:y="6.223cm">
          <draw:text-box>
            <text:p text:style-name="P1"><text:span text:style-name="T1">Send</text:span></text:p>
            <text:p text:style-name="P1">instruction string</text:p>
            <text:p text:style-name="P1">data (1D histogram)</text:p>
          </draw:text-box>
        </draw:frame>
        <draw:connector draw:style-name="gr6" draw:text-style-name="P2" draw:layer="layout" svg:x1="7.413cm" svg:y1="12.954cm" svg:x2="2.778cm" svg:y2="17.399cm" draw:start-shape="id2" draw:start-glue-point="2" draw:end-shape="id3" draw:end-glue-point="3" svg:d="M7413 12954v1778h-5137v2667h502" svg:viewBox="0 0 5138 4446">
          <text:p/>
        </draw:connector>
        <draw:connector draw:style-name="gr7" draw:text-style-name="P2" draw:layer="layout" svg:x1="12.049cm" svg:y1="17.399cm" svg:x2="8.556cm" svg:y2="11.811cm" draw:start-shape="id3" draw:start-glue-point="1" draw:end-shape="id2" svg:d="M12049 17399h500v-5588h-3993" svg:viewBox="0 0 3994 5589">
          <text:p/>
        </draw:connector>
        <draw:frame draw:style-name="gr8" draw:text-style-name="P3" draw:layer="layout" svg:width="4.795cm" svg:height="2.384cm" svg:x="2.524cm" svg:y="13.97cm">
          <draw:text-box>
            <text:p text:style-name="P1"><text:span text:style-name="T1">Send</text:span></text:p>
            <text:p text:style-name="P1">feature vector</text:p>
            <text:p text:style-name="P1">(<text:span text:style-name="T2">x,y,z,theta,phi</text:span>)</text:p>
          </draw:text-box>
        </draw:frame>
        <draw:frame draw:style-name="gr8" draw:text-style-name="P3" draw:layer="layout" svg:width="9.269cm" svg:height="1.673cm" svg:x="8.366cm" svg:y="12.827cm">
          <draw:text-box>
            <text:p text:style-name="P1"><text:span text:style-name="T1">Return</text:span></text:p>
            <text:p text:style-name="P1">Calculated data (1D histogram)</text:p>
          </draw:text-box>
        </draw:frame>
        <draw:connector draw:style-name="gr4" draw:text-style-name="P1" draw:layer="layout" draw:line-skew="1.651cm" svg:x1="7.413cm" svg:y1="10.668cm" svg:x2="10.795cm" svg:y2="5.143cm" draw:start-shape="id2" draw:start-glue-point="0" draw:end-shape="id1" draw:end-glue-point="1" svg:d="M7413 10668v-699h3883v-4826h-501" svg:viewBox="0 0 3884 5526">
          <text:p/>
        </draw:connector>
        <draw:frame draw:style-name="gr8" draw:text-style-name="P3" draw:layer="layout" svg:width="4.591cm" svg:height="2.384cm" svg:x="10.398cm" svg:y="7.239cm">
          <draw:text-box>
            <text:p text:style-name="P1"><text:span text:style-name="T1">Return</text:span></text:p>
            <text:p text:style-name="P1">Feature vector</text:p>
            <text:p text:style-name="P1">chi2overdof</text:p>
          </draw:text-box>
        </draw:frame>
        <draw:custom-shape draw:style-name="gr9" draw:text-style-name="P4" xml:id="id4" draw:id="id4" draw:layer="layout" svg:width="8.382cm" svg:height="2.159cm" svg:x="17.272cm" svg:y="2.413cm">
          <text:p text:style-name="P1">SCDCalibratePanels2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18.499cm" svg:y1="2.729cm" svg:x2="7.493cm" svg:y2="4.318cm" draw:start-shape="id4" draw:start-glue-point="5" draw:end-shape="id1" draw:end-glue-point="0" svg:d="M18499 2729v-818h-11006v2407" svg:viewBox="0 0 11007 2408">
          <text:p/>
        </draw:connector>
        <draw:frame draw:style-name="gr11" draw:text-style-name="P3" draw:layer="layout" svg:width="7.864cm" svg:height="1.673cm" svg:x="8.763cm" svg:y="1.143cm">
          <draw:text-box>
            <text:p text:style-name="P1"><text:span text:style-name="T1">Send</text:span></text:p>
            <text:p text:style-name="P1">Synthetic peak workspace</text:p>
          </draw:text-box>
        </draw:frame>
        <draw:connector draw:style-name="gr10" draw:text-style-name="P1" draw:layer="layout" svg:x1="10.795cm" svg:y1="5.143cm" svg:x2="17.272cm" svg:y2="3.493cm" draw:start-shape="id1" draw:start-glue-point="1" draw:end-shape="id4" draw:end-glue-point="6" svg:d="M10795 5143h3239v-1650h3238" svg:viewBox="0 0 6478 1651">
          <text:p/>
        </draw:connector>
        <draw:frame draw:style-name="gr8" draw:text-style-name="P6" draw:layer="layout" svg:width="13.917cm" svg:height="1.673cm" svg:x="13.843cm" svg:y="4.699cm">
          <draw:text-box>
            <text:p text:style-name="P5"><text:span text:style-name="T1">Check</text:span></text:p>
            <text:p text:style-name="P5">Calibrated instrument matches prescribed value</text:p>
          </draw:text-box>
        </draw:frame>
        <draw:frame draw:style-name="gr12" draw:text-style-name="P9" draw:layer="layout" svg:width="10.141cm" svg:height="2.241cm" svg:x="16.275cm" svg:y="16.047cm">
          <draw:text-box>
            <text:p text:style-name="P7">SCDCalibratePanels(v2)</text:p>
            <text:p text:style-name="P8">Overvie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3:33:33.958461295</meta:creation-date>
    <dc:date>2021-02-05T13:54:15.334107911</dc:date>
    <meta:editing-duration>PT20M38S</meta:editing-duration>
    <meta:editing-cycles>9</meta:editing-cycles>
    <meta:generator>LibreOffice/6.4.6.2$Linux_X86_64 LibreOffice_project/40$Build-2</meta:generator>
    <meta:document-statistic meta:object-count="17"/>
  </office:meta>
</office:document-meta>
</file>